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b601" officeooo:paragraph-rsid="0019b601"/>
    </style:style>
    <style:style style:name="P2" style:family="paragraph" style:parent-style-name="Standard">
      <style:text-properties fo:language="en" fo:country="US" officeooo:rsid="0019b601" officeooo:paragraph-rsid="0019b601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DOM Y JAVASCRIPT</text:p>
      <text:p text:style-name="P1"/>
      <text:p text:style-name="P1">PARA EJERCICIOS DOM:</text:p>
      <text:p text:style-name="P1"/>
      <text:p text:style-name="P2">ARRIBA DEL TODO: “use strict”;</text:p>
      <text:p text:style-name="P1">Lo primero es seleccionar los elementos, asignarles variables:<text:line-break/><text:line-break/>const value = document.querySelector(“.value”)</text:p>
      <text:p text:style-name="P1">const button = document.getElementById(“boton”)</text:p>
      <text:p text:style-name="P1"/>
      <text:p text:style-name="P1"/>
      <text:p text:style-name="P1">lo siguiente es programar las acciones y funciones</text:p>
      <text:p text:style-name="P1"><text:span text:style-name="T1"/></text:p>
      <text:p text:style-name="P1"><text:span text:style-name="T1">Funcion:</text:span></text:p>
      <text:p text:style-name="P1"><text:span text:style-name="T1"/></text:p>
      <text:p text:style-name="P1"><text:span text:style-name="T1">function funcion1() {</text:span></text:p>
      <text:p text:style-name="P1"><text:span text:style-name="T1"><text:tab/>value.textContent = “has pulsado el boton” </text:span></text:p>
      <text:p text:style-name="P1"><text:span text:style-name="T1">}</text:span></text:p>
      <text:p text:style-name="P1"><text:span text:style-name="T1"/></text:p>
      <text:p text:style-name="P1"><text:span text:style-name="T1">function funcion2(respuesta){</text:span></text:p>
      <text:p text:style-name="P1"><text:span text:style-name="T1"><text:tab/>if(respuesta){</text:span></text:p>
      <text:p text:style-name="P1"><text:span text:style-name="T1"><text:tab/><text:tab/>alert(“respuesta correcta”)</text:span></text:p>
      <text:p text:style-name="P1"><text:span text:style-name="T1"><text:tab/>}else{</text:span></text:p>
      <text:p text:style-name="P1"><text:span text:style-name="T1"><text:tab/><text:tab/>alert(“respuesta incorrecta”);</text:span></text:p>
      <text:p text:style-name="P1"><text:span text:style-name="T1"><text:tab/>}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Acción:<text:line-break/></text:p>
      <text:p text:style-name="P1">button.addEventListener(“click”, () = &gt; <text:span text:style-name="T1">{</text:span></text:p>
      <text:p text:style-name="P1"><text:span text:style-name="T1"><text:tab/>contador++;</text:span></text:p>
      <text:p text:style-name="P1"><text:span text:style-name="T1"><text:tab/>funcion1();</text:span></text:p>
      <text:p text:style-name="P1"><text:span text:style-name="T1"><text:tab/>funcion2(true)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>EJERCICIOS BASICOS JAVASCRIPT:<text:line-break/></text:span></text:p>
      <text:p text:style-name="P1"><text:span text:style-name="T1">Para crear elementos, de cada tipo<text:line-break/></text:span></text:p>
      <text:p text:style-name="P1"><text:span text:style-name="T1">let enlace = document.createElement(“a”);</text:span></text:p>
      <text:p text:style-name="P1"><text:span text:style-name="T1">document.body.appenChild(enlace);</text:span></text:p>
      <text:p text:style-name="P1"><text:span text:style-name="T1">document.body.appendChild(document.createElement(“br”));</text:span></text:p>
      <text:p text:style-name="P1"><text:span text:style-name="T1">alert(alerta) para sacar alertas</text:span></text:p>
      <text:p text:style-name="P1"><text:span text:style-name="T1">let x = parseInt(prompt(“Introduce x:”).toLowerCase()); para leer cosas por prompt</text:span></text:p>
      <text:p text:style-name="P1"><text:span text:style-name="T1">document.write(‘&lt;p&gt;${mensaje}&lt;/p&gt;’)</text:span></text:p>
      <text:p text:style-name="P1"><text:span text:style-name="T1">Math.floor(x / 2); redondea hacia abajo un numero</text:span></text:p>
      <text:p text:style-name="P1"><text:span text:style-name="T1">Math.random() * x) + 1; para sacar un numero random de 1 a x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14:55:03.780000000</meta:creation-date>
    <dc:date>2025-03-10T15:16:04.686000000</dc:date>
    <meta:editing-duration>PT21M2S</meta:editing-duration>
    <meta:editing-cycles>1</meta:editing-cycles>
    <meta:document-statistic meta:table-count="0" meta:image-count="0" meta:object-count="0" meta:page-count="1" meta:paragraph-count="33" meta:word-count="119" meta:character-count="1015" meta:non-whitespace-character-count="912"/>
    <meta:generator>LibreOffice/7.6.2.1$Windows_X86_64 LibreOffice_project/56f7684011345957bbf33a7ee678afaf4d2ba333</meta:generator>
  </office:meta>
</office:document-meta>
</file>